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ndalus" svg:font-family="Andalus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342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4.475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1.947cm" fo:break-before="auto" style:use-optimal-row-height="true"/>
    </style:style>
    <style:style style:name="ro13" style:family="table-row">
      <style:table-row-properties style:row-height="3.053cm" fo:break-before="auto" style:use-optimal-row-height="true"/>
    </style:style>
    <style:style style:name="ro14" style:family="table-row">
      <style:table-row-properties style:row-height="2.395cm" fo:break-before="auto" style:use-optimal-row-height="true"/>
    </style:style>
    <style:style style:name="ro15" style:family="table-row">
      <style:table-row-properties style:row-height="2.08cm" fo:break-before="auto" style:use-optimal-row-height="true"/>
    </style:style>
    <style:style style:name="ro16" style:family="table-row">
      <style:table-row-properties style:row-height="2.748cm" fo:break-before="auto" style:use-optimal-row-height="true"/>
    </style:style>
    <style:style style:name="ro17" style:family="table-row">
      <style:table-row-properties style:row-height="1.552cm" fo:break-before="auto" style:use-optimal-row-height="true"/>
    </style:style>
    <style:style style:name="ro18" style:family="table-row">
      <style:table-row-properties style:row-height="1.637cm" fo:break-before="auto" style:use-optimal-row-height="true"/>
    </style:style>
    <style:style style:name="ro19" style:family="table-row">
      <style:table-row-properties style:row-height="3.217cm" fo:break-before="auto" style:use-optimal-row-height="true"/>
    </style:style>
    <style:style style:name="ro20" style:family="table-row">
      <style:table-row-properties style:row-height="2.427cm" fo:break-before="auto" style:use-optimal-row-height="true"/>
    </style:style>
    <style:style style:name="ro21" style:family="table-row">
      <style:table-row-properties style:row-height="3.948cm" fo:break-before="auto" style:use-optimal-row-height="true"/>
    </style:style>
    <style:style style:name="ro2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fo:font-size="15pt" style:font-name-asian="Tahoma" style:font-size-asian="15pt" style:language-asian="ja" style:country-asian="JP" style:font-name-complex="Tahoma" style:font-size-complex="15pt" style:language-complex="hi" style:country-complex="IN"/>
    </style:style>
    <style:style style:name="T2" style:family="text">
      <style:text-properties style:font-name="Tahoma" style:font-name-asian="Arial" style:font-name-complex="Tahoma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];[.A117]);&quot;)&quot;)" office:value-type="string" office:string-value="(1)">
            <text:p>(1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6T10:35:10.91">
            <text:p>0116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Dwoje z nich. Wszyscy. (1) Kiedy dotarłem do parku, już było, jak obliczam, blisko dziewiątej. (2) Wydałem dźwięk ustami po zachodniej stronie basenu szkoła. Nikt nie przyszedł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(3) Zacząłem wrócić do parku. Kiedy minąlem[pass róg[corner muru podstawy szkoły, zobaczyłem cień[shadow poruszający[moving się po ścianie[wall oporowej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Nie zeszli[come-down na ziemię. &lt;1&gt; Po prostu dałem im jedzenie. Wyszedłem[i-left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어제는 토요일이었다. 날씨는, 맑았다. 구름이 있었다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집으로 도착한 때는 대체로 9시 20분 전후. &lt;2&gt; 동화의 집회에 가기 위해 집을 나간 때는 5시 20분 전후. &lt;3&gt; 피리 연주는 하지 않았다.</text:p>
          </table:table-cell>
          <table:covered-table-cell table:number-columns-repeated="2" table:style-name="ce13"/>
          <table:table-cell table:style-name="ce15" office:value-type="string">
            <text:p>https://ko.wikipedia.org/wiki/리코더</text:p>
          </table:table-cell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قديم.</text:p>
          </table:table-cell>
          <table:table-cell table:style-name="ce14" office:value-type="string" table:number-columns-spanned="2" table:number-rows-spanned="1">
            <text:p>aqra-u[czytal`em / al-nus^uws^a[tekst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المستند هو حول طلب.</text:p>
          </table:table-cell>
          <table:table-cell table:style-name="ce14" office:value-type="string" table:number-columns-spanned="2" table:number-rows-spanned="1">
            <text:p>al-mustanad[dokument / huwa[to / t^alab-i[pros`ba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طلب من قروي</text:p>
          </table:table-cell>
          <table:table-cell table:style-name="ce14" office:value-type="string" table:number-columns-spanned="2" table:number-rows-spanned="1">
            <text:p>t^alab / min / qarawiy[mies`kan`ca-wioski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9">
            <text:p>9</text:p>
          </table:table-cell>
          <table:table-cell table:style-name="ce2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二阶微分方程。其解法。（2）让我们设 y``+ay`+by=0 (s1). （3）在这里，假设如下：y=y(x)=e^(kx) (s2). （4）那就，我们获得，y`=ky (s3), y``=(ky)`=k^2y (s4). （5）这些两个价值表示式，把他们放在 s1. （6）经过计算所得的，关于 y 的新的表示式，就是我们所寻找的，上述 s1 的解。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2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пила, опять[znowu~1 же, смесь[mixture травяной[herbal водки. (2) лимон и розмарин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7T08:32:55.07">
            <text:p>0117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Niedziele, szósty stycznia. Pogoda, słoneczna. Nie padał. Chmury było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2">
            <text:p>12</text:p>
          </table:table-cell>
          <table:table-cell table:style-name="ce2" table:formula="of:=[.B1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Wszyscy. (2) Najpierw po ścianie oporowej. (3) Obaj nie zeszli. (4) Kuro : Znowu, zostaje przy wystającym ogrodzeniu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">
            <text:p>13</text:p>
          </table:table-cell>
          <table:table-cell table:style-name="ce2" table:formula="of:=[.B1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일요일. / 날씨, 맑다. 비, 없어.구름 있어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4">
            <text:p>14</text:p>
          </table:table-cell>
          <table:table-cell table:style-name="ce2" table:formula="of:=[.B1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슬러를 사용한 소품. 길이는 마디 기준, 세 개 넷 개 정도. (2) `대갑 (大甲)` 소리 연습. 세 번째 와 네 번째 구멍서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5">
            <text:p>15</text:p>
          </table:table-cell>
          <table:table-cell table:style-name="ce2" table:formula="of:=[.B1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ياباني قديم.</text:p>
          </table:table-cell>
          <table:table-cell table:style-name="ce14" office:value-type="string" table:number-columns-spanned="2" table:number-rows-spanned="1">
            <text:p>aqra-u[czytal`em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">
            <text:p>16</text:p>
          </table:table-cell>
          <table:table-cell table:style-name="ce2" table:formula="of:=[.B16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الوثيقة، المستند، هو مكتوبة من قبل قروي.</text:p>
          </table:table-cell>
          <table:table-cell table:style-name="ce14" office:value-type="string" table:number-columns-spanned="2" table:number-rows-spanned="1">
            <text:p>al-wathiyqa[dokument / al-mustanidu / <text:s/>maktuwba[napisana / min~qibali[zanim / qaraawiy[wies`niak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">
            <text:p>17</text:p>
          </table:table-cell>
          <table:table-cell table:style-name="ce2" table:formula="of:=[.B17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کتاب خواندن. : ايهياسو : نوه اش. / هيده یوری</text:p>
          </table:table-cell>
          <table:table-cell table:style-name="ce14" office:value-type="string" table:number-columns-spanned="2" table:number-rows-spanned="1">
            <text:p>ketaab[<text:a xlink:href="mailto:ksia_z@ka">ksia_z@ka</text:a> / xondan[czytanie / iyeyasu / nave~ash(?[grandchild-her / toh^tarash[jej-co`rka / hiyde-yori / baa[z / uw[ona / ezdevaadh[marriage / kyard[did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8">
            <text:p>18</text:p>
          </table:table-cell>
          <table:table-cell table:style-name="ce2" table:formula="of:=[.B18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知识：n阶方程。其解的数量，就是，n个，包括重解。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9">
            <text:p>19</text:p>
          </table:table-cell>
          <table:table-cell table:style-name="ce2" table:formula="of:=[.B19]+1" office:value-type="float" office:value="9">
            <text:p>9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让A为一条表示式，就是，A(x). &lt;1&gt; 假设，A的三阶微分是零。A```=0. &lt;2&gt; 那就，A的表示式，可能被表示为，A=C1*x^2+C2*x+C3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0">
            <text:p>20</text:p>
          </table:table-cell>
          <table:table-cell table:style-name="ce2" table:formula="of:=[.B20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просыпа'юсь у'тром. <text:s/>/ мое'&lt;jo&gt; дыхание[breath па'хнет[smell алкого'ле&lt;je&gt;м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8T13:03:52.03">
            <text:p>0118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Poniedziałek, siódnasty stycznia. / Słoneczna. Chmury były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2">
            <text:p>22</text:p>
          </table:table-cell>
          <table:table-cell table:style-name="ce2" table:formula="of:=[.B2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wszyscy. (2) Znowu, nie zeszli. (3) Kuro też ociera[rub jej głowę na ścianie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3">
            <text:p>23</text:p>
          </table:table-cell>
          <table:table-cell table:style-name="ce2" table:formula="of:=[.B2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월요일. 맑은 날씨. 구름 있어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4">
            <text:p>24</text:p>
          </table:table-cell>
          <table:table-cell table:style-name="ce2" table:formula="of:=[.B2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작곡. 축제 시 사용하는 반주곡. / 샤크하치 : (1) 자유한 연주. (2) 연습 : `갑 (甲)` 소리 불기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5">
            <text:p>25</text:p>
          </table:table-cell>
          <table:table-cell table:style-name="ce2" table:formula="of:=[.B2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١) أقرأ النصوص. ٢) يقولون ان عدد قليل من الأشياء تحطمت</text:p>
          </table:table-cell>
          <table:table-cell table:style-name="ce14" office:value-type="string" table:number-columns-spanned="2" table:number-rows-spanned="1">
            <text:p>yaquwluwna[they-say / an[<text:a xlink:href="mailto:z@e">z@e</text:a> / AAdad-qaliyl[troche_ / min-al-ashraa'i[rzeczy / tah^at^amaatu[break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6">
            <text:p>26</text:p>
          </table:table-cell>
          <table:table-cell table:style-name="ce2" table:formula="of:=[.B2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ایهیاسو نامه به او می فرستد.</text:p>
          </table:table-cell>
          <table:table-cell table:style-name="ce14" office:value-type="string" table:number-columns-spanned="2" table:number-rows-spanned="1">
            <text:p>ieyasu / naame[list / beh-uw[to-her / mei[? / farsitaad(?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7">
            <text:p>27</text:p>
          </table:table-cell>
          <table:table-cell table:style-name="ce2" table:formula="of:=[.B27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分部积分法。设 y=f(x)g(x) (s1). （2）∫ydx = Gf - ∫Gf`dx (s2). （3）关于 s2, 方程右侧的第二个单项，就是，∫Gf`dx。1） 假设，f`=1. （b）那就，第二个单项，∫Gf`dx (s3), 变成为，∫Gdx (s4). 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 table:formula="of:=[.B28]+1" office:value-type="float" office:value="8">
            <text:p>8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对于 s4 进行积分处理。我们获得，G#+C. （a）G# 是 G 的积分值，C 是 积分定数。（5）总之而说，s1 内的 g，总共，经过两次的积分处理。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9">
            <text:p>29</text:p>
          </table:table-cell>
          <table:table-cell table:style-name="ce2" table:formula="of:=[.B29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рошлой[ostatnia ночью, после[po подготовки[przygotowanie ко[do сну[bed.e, я читаю[czytam старые[stare японские тексты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0">
            <text:p>30</text:p>
          </table:table-cell>
          <table:table-cell table:style-name="ce2" table:formula="of:=[.B30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0" office:value-type="string" table:number-columns-spanned="3" table:number-rows-spanned="1">
            <text:p>это тексты, его название, Адзума Кагами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9T08:27:05.96">
            <text:p>0119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Wtorek, osiemnasty stycznia. / Słoneczna. Chmury. Wieczorem, trochę wiatry. Wiatry były zimny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2" table:formula="of:=[.B3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wszyscy. (2) Najpierw w zachodnim rogu. (3) Kuro zeszła. &lt;1&gt; Przytuliłem ją. &lt;2&gt; Najpierw Mike`owi próbowałem dać jedzenie. Ale, Kuro wróciła do ściany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3">
            <text:p>33</text:p>
          </table:table-cell>
          <table:table-cell table:style-name="ce2" table:formula="of:=[.B3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화요일. 맑은 날씨. 구름. 밤에 바람. 차가운 바람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4">
            <text:p>34</text:p>
          </table:table-cell>
          <table:table-cell table:style-name="ce2" table:formula="of:=[.B3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연습. `대갑 (大甲)`. 구멍은 세 째 와 네 째. 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5">
            <text:p>35</text:p>
          </table:table-cell>
          <table:table-cell table:style-name="ce2" table:formula="of:=[.B35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하지 : (1) 자유 연주. (2) 연습 : 다시, `갑` 소리. 구멍 : 1-4. (3) 이 악기의 소리. 내 몸에게 스며들다[しみ入る. &lt;2&gt; 머리에게 만이 아니라, 몸에게도 들어온다. (4) 미국의 흑인들을 위한 블루수. &lt;2&gt; 조선인들을 위한 시나위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6">
            <text:p>36</text:p>
          </table:table-cell>
          <table:table-cell table:style-name="ce2" table:formula="of:=[.B3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: ١) كائن حجر. </text:p>
          </table:table-cell>
          <table:table-cell table:style-name="ce14" office:value-type="string" table:number-columns-spanned="2" table:number-rows-spanned="1">
            <text:p>aqra-u[czytal`em / al-nus^uws^a[tekst / kyaa-inu[przedmiot / h^adharan[kamienna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7">
            <text:p>37</text:p>
          </table:table-cell>
          <table:table-cell table:style-name="ce2" table:formula="of:=[.B3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٢) تضع فيه النار.</text:p>
          </table:table-cell>
          <table:table-cell table:style-name="ce14" office:value-type="string" table:number-columns-spanned="2" table:number-rows-spanned="1">
            <text:p>tad^aAU[neoh-eo / fiy-hi[in-it.e / al-naara[bul.k;ogien`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8">
            <text:p>38</text:p>
          </table:table-cell>
          <table:table-cell table:style-name="ce2" table:formula="of:=[.B38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في خزاعة، بلدة في محافظة خان يونس. </text:p>
          </table:table-cell>
          <table:table-cell table:style-name="ce14" office:value-type="string" table:number-columns-spanned="2" table:number-rows-spanned="1">
            <text:p>fiy / xazaa-i / balda[mies`cie / muh^aafadz^a[gubernatorstwo <text:s/>/ xaan-yuwnis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9">
            <text:p>39</text:p>
          </table:table-cell>
          <table:table-cell table:style-name="ce2" table:formula="of:=[.B39]+1" office:value-type="float" office:value="9">
            <text:p>9</text:p>
          </table:table-cell>
          <table:table-cell table:style-name="ce6"/>
          <table:table-cell table:style-name="ce9" office:value-type="string">
            <text:p>a-4</text:p>
          </table:table-cell>
          <table:table-cell table:style-name="ce11" office:value-type="string">
            <text:p>في أحد المنازل، تم العثور على جثث.</text:p>
          </table:table-cell>
          <table:table-cell table:style-name="ce14" office:value-type="string" table:number-columns-spanned="2" table:number-rows-spanned="1">
            <text:p>fiy / ah^ad-il-manaazil-i[w-jednym-z-domo`w / tam[byl` / al-AUthuwr[znaleziono;found.e / dhuuthaath[cial`o;corpse.e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0">
            <text:p>40</text:p>
          </table:table-cell>
          <table:table-cell table:style-name="ce2" table:formula="of:=[.B40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سعی کرد او(هيدهتادا) را(هيدهيوری) ترور کند.</text:p>
            <text:p>،秀忠، 秀頼</text:p>
          </table:table-cell>
          <table:table-cell table:style-name="ce14" office:value-type="string" table:number-columns-spanned="2" table:number-rows-spanned="1">
            <text:p>saAye[pro`bowal` / kyard[did.e / raa[go;him.e / taroor-kaand[zamordowac` / 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1">
            <text:p>41</text:p>
          </table:table-cell>
          <table:table-cell table:style-name="ce2" table:formula="of:=[.B41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拉普拉斯变换。拿过来一个方程 f (s1)。通过该变换，s1 造出别一个方程 F。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2">
            <text:p>42</text:p>
          </table:table-cell>
          <table:table-cell table:style-name="ce2" table:formula="of:=[.B42]+1" office:value-type="float" office:value="12">
            <text:p>12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该变成处理，看起来，好像，一个映射。(a）映射本身，让两个价值互相结合去。（b）而且，拉普拉斯变换，它让两个方程，把他们互相结合去。（3）正确的说，`互相结合`，这个描述，不准确。错误。（a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3">
            <text:p>43</text:p>
          </table:table-cell>
          <table:table-cell table:style-name="ce2" table:formula="of:=[.B43]+1" office:value-type="float" office:value="13">
            <text:p>13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a）实际，就是，原本的方程 f。使用该方程，这变换新新造出别的方程。（b）就是说，原来，只一个方程，f，存在。（c）`互相结合`的说法，假设一个前提，就是，原来，两个方程已经存在。该变换的工作，就是把这些两个方程结合去。这个描述，就错的。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2" table:formula="of:=[.B44]+1" office:value-type="float" office:value="14">
            <text:p>14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тение перед сном : <text:s/>(1) прошлой ночью. Снова читаю старые тексты. 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5">
            <text:p>45</text:p>
          </table:table-cell>
          <table:table-cell table:style-name="ce2" table:formula="of:=[.B45]+1" office:value-type="float" office:value="15">
            <text:p>15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0" office:value-type="string" table:number-columns-spanned="3" table:number-rows-spanned="1">
            <text:p>(2) На этот раз, `折りたく柴の記`, книга автора, Араи Хакусэки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6">
            <text:p>46</text:p>
          </table:table-cell>
          <table:table-cell table:style-name="ce2" table:formula="of:=[.B46]+1" office:value-type="float" office:value="16">
            <text:p>16</text:p>
          </table:table-cell>
          <table:table-cell table:style-name="ce6"/>
          <table:table-cell table:style-name="ce9" office:value-type="string">
            <text:p>r-3</text:p>
          </table:table-cell>
          <table:table-cell table:style-name="ce10" office:value-type="string" table:number-columns-spanned="3" table:number-rows-spanned="1">
            <text:p>(3) В этом разделе, который я прочитал прошлой ночью, он пи'ше&lt;je&gt;т о суде'бном процессе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7">
            <text:p>47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0T08:22:04.650001">
            <text:p>0120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Środa, dziewiątnasty stycznia. / Słoneczna. Chmury. Wiatr, prawie nie ma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8">
            <text:p>48</text:p>
          </table:table-cell>
          <table:table-cell table:style-name="ce2" table:formula="of:=[.B48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. (2) Kiedy dotarłem do ściany oporowej, nie były tam. (3) Poszedłem na zachodnią stronę. Byli pod płotem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2" table:formula="of:=[.B49]+1" office:value-type="float" office:value="3">
            <text:p>3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Wróciłem do parku, Kuro zeszła na ziemię. (5) Po masażu, Kuro wróciła do ściany sama. (6) Próbowałem ją złapać. Kuro wydaje się, że chce iść sama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2" table:formula="of:=[.B5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수요일. / 날씨, 맑은. / 바람, 거의 없어. / 기온, 차갑다. 특히, 아침에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1">
            <text:p>51</text:p>
          </table:table-cell>
          <table:table-cell table:style-name="ce2" table:formula="of:=[.B51]+1" office:value-type="float" office:value="5">
            <text:p>5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대갑 (大甲) 연습. &lt;2&gt; 전회. 제 세 째 구멍. 피리 몸을 앞으로 기울여서, 소리를 냈다. &lt;3&gt; 이 번. 기울이지 않아도 소리는 나왔다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2">
            <text:p>52</text:p>
          </table:table-cell>
          <table:table-cell table:style-name="ce2" table:formula="of:=[.B52]+1" office:value-type="float" office:value="6">
            <text:p>6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쿠하치 : (1) 소리 내기. &lt;1&gt; `갑 (甲)` 소리. 구멍, 한 째, 두 째, 셋 째. 나온다. (2) 발음에 영향을 미친 요소. &lt;1&gt; 입 안 쪽의 모양. &lt;2&gt; 이 모양은, 즉, 혀의 안 쪽 부분의 모양. &lt;3&gt; 높은, 낮은. 편평한, 말린다, 즉, 위로 볼록, 또는, 아래로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3">
            <text:p>53</text:p>
          </table:table-cell>
          <table:table-cell table:style-name="ce2" table:formula="of:=[.B5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جيش الاحتلال يهاجم البلدة خزاعة في محافظة خان يونس في عام ٢٠١٤.</text:p>
          </table:table-cell>
          <table:table-cell table:style-name="ce14" office:value-type="string" table:number-columns-spanned="2" table:number-rows-spanned="1">
            <text:p>dheysh[armia / yuh^aadhimu[atakuje / al-balda[miasto muh^aafadz^a[gunernatorstwo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4">
            <text:p>54</text:p>
          </table:table-cell>
          <table:table-cell table:style-name="ce2" table:formula="of:=[.B54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ایه یاسو : سربازان سابق / آنها مرخص شدند.</text:p>
          </table:table-cell>
          <table:table-cell table:style-name="ce14" office:value-type="string" table:number-columns-spanned="2" table:number-rows-spanned="1">
            <text:p>sarboozoon[<text:a xlink:href="mailto:z@ol">z@ol</text:a>`niez@ / saabeeq[byli / onhoo[one / marxas[leave / shodaand[byli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2" table:formula="of:=[.B55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1" office:value-type="string">
            <text:p>آنها شغل خود را از دست دادند.</text:p>
          </table:table-cell>
          <table:table-cell table:style-name="ce14" office:value-type="string" table:number-columns-spanned="2" table:number-rows-spanned="1">
            <text:p>anhoo / shooGl[pracy / xut[swoja / raa-az[?? / dast[loose.e / doodand[give.e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6">
            <text:p>56</text:p>
          </table:table-cell>
          <table:table-cell table:style-name="ce2" table:formula="of:=[.B56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昨天，物理学。（1）关于量子的波函数。薛定谔[xue1-e4使用符号 ψ。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7">
            <text:p>57</text:p>
          </table:table-cell>
          <table:table-cell table:style-name="ce2" table:formula="of:=[.B57]+1" office:value-type="float" office:value="11">
            <text:p>11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把这个函数 ψ，使用 ｘ，实行偏微分。所获得的价值，就是，ψ 和运动量 p 的积，pψ。更加，对于偏微分，把 iħ 相乘。（a）总之，pψ = iħ(∂ψ/∂x)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8">
            <text:p>58</text:p>
          </table:table-cell>
          <table:table-cell table:style-name="ce2" table:formula="of:=[.B58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большо'й па'лец[palec.pl. <text:s/>кончик но'гтя&lt;kcha&gt; на э'том пальце. / там, на ко'же&lt;e&gt;[皮肤pi2fu1, образова'лась[utworzyl`a-sie_ тре'щина[裂缝lie4feng4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1T08:31:39.25">
            <text:p>0121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Czwartek, dwudziesty stycznia. / Słoneczna. Chmury. Wiatr, nie. Zimna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2" table:formula="of:=[.B60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. (2) Nie na ścianie, W zachodnim płotem. (3) Obaj zeszli do ziemia. &lt;1&gt; Masaż. &lt;2&gt; Wrócić. Kuro samo, Mike też. &lt;3&gt; Łapię Mike, podnoszę ją do ścianie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1">
            <text:p>61</text:p>
          </table:table-cell>
          <table:table-cell table:style-name="ce2" table:formula="of:=[.B61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목요일. / 맑은 날씨. 구름. 바람은 업서. 차갑다. 추운 기온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2">
            <text:p>62</text:p>
          </table:table-cell>
          <table:table-cell table:style-name="ce2" table:formula="of:=[.B62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&lt;1&gt; 전회 찍은 동영상. 다시 봐, 연주. &lt;2&gt; 종이에 썼다. 악보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3">
            <text:p>63</text:p>
          </table:table-cell>
          <table:table-cell table:style-name="ce2" table:formula="of:=[.B63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쿠하찌 : (1) 소리 내기. (2) 자유 연주. &lt;1&gt; 서양식 처럼한 선율. 매우 아름다운 멜로디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4">
            <text:p>64</text:p>
          </table:table-cell>
          <table:table-cell table:style-name="ce2" table:formula="of:=[.B64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 table:number-columns-spanned="2" table:number-rows-spanned="1">
            <text:p>القوات البرية تغزو المنطقة</text:p>
            <text:p><text:span text:style-name="T1">al-quwaat[sil`y / bariya[naziemna / taGzu[najechac` / al-mint^aqa[obszar</text:span></text:p>
          </table:table-cell>
          <table:covered-table-cell table:style-name="ce14"/>
          <table: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09"/>
          <table:table-cell table:style-name="Default"/>
        </table:table-row>
        <table:table-row table:style-name="ro3">
          <table:table-cell table:style-name="ce2" table:formula="of:=ROW()-1" office:value-type="float" office:value="65">
            <text:p>65</text:p>
          </table:table-cell>
          <table:table-cell table:style-name="ce2" table:formula="of:=[.B65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 table:number-columns-spanned="2" table:number-rows-spanned="1">
            <text:p>قوبلت القوات بالهجوم.</text:p>
            <text:p>quwbilata[spotkal`;met / al-quwaat / bil-hudhuwmi[atak</text:p>
          </table:table-cell>
          <table:covered-table-cell table:style-name="ce14"/>
          <table: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6">
            <text:p>66</text:p>
          </table:table-cell>
          <table:table-cell table:style-name="ce2" table:formula="of:=[.B6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 table:number-columns-spanned="2" table:number-rows-spanned="1">
            <text:p>ایه یاسو <text:s/>: حمله را آغاز کردند. حمله را آغاز کردند در ۴ ماه مه .</text:p>
            <text:p>h^amle[atak / raa[? / aGaaz[rozpoczynac` / kyardaand[?</text:p>
          </table:table-cell>
          <table:covered-table-cell table:style-name="ce14"/>
          <table: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7">
            <text:p>67</text:p>
          </table:table-cell>
          <table:table-cell table:style-name="ce2" table:formula="of:=[.B67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1" office:value-type="string" table:number-columns-spanned="2" table:number-rows-spanned="1">
            <text:p>او(هيده يوری) خودکشی می کند.</text:p>
            <text:p>xuwd-kushiy[samobo`jstwo / mei / kaand[commit</text:p>
          </table:table-cell>
          <table:covered-table-cell table:style-name="ce14"/>
          <table: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8">
            <text:p>68</text:p>
          </table:table-cell>
          <table:table-cell table:style-name="ce2" table:formula="of:=[.B68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薛[xue1定谔[e4方程里的波函数，则 ψ。该函数的绝对值，让它被表示 s = |ψ|. （2）把 ψ 相乘于它本身的共轭[e4，ψ*。则获得，ψ 的绝对值的平方，s^2. 就是，s^2=ψψ*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9">
            <text:p>69</text:p>
          </table:table-cell>
          <table:table-cell table:style-name="ce2" table:formula="of:=[.B69]+1" office:value-type="float" office:value="11">
            <text:p>11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作为一个解释，上述的 s^2 意味着，用波函数所被表现的物质 m，该 m 的存在概率。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0">
            <text:p>70</text:p>
          </table:table-cell>
          <table:table-cell table:style-name="ce2" table:formula="of:=[.B70]+1" office:value-type="float" office:value="12">
            <text:p>12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4）该物质，在这场宇宙里，存在一个。所以，上述的存在概率，该概率的空间积分，就是 1。∫^∞._-∞(ψψ*)dx = 1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1">
            <text:p>71</text:p>
          </table:table-cell>
          <table:table-cell table:style-name="ce2" table:formula="of:=[.B71]+1" office:value-type="float" office:value="13">
            <text:p>13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чера, у меня был только один прием[przyje_cie;intake.e пищи[jedzenie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2">
            <text:p>72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4T10:36:20.51">
            <text:p>0124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Niedziele, dwudziesty trzeci stycznia. / Nie padał. Wiatr, trochę. Słoneczna. Chmury. 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3">
            <text:p>73</text:p>
          </table:table-cell>
          <table:table-cell table:style-name="ce2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. (2) Pierwsza pozycja : &lt;1&gt; Mike. Pozycja strandardowa. &lt;2&gt; Kuro. Na ścianie oporowej w pobliżu schodach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4">
            <text:p>74</text:p>
          </table:table-cell>
          <table:table-cell table:style-name="ce2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일요일. / 맑은 날씨. 구름. 바람, 좀. 낮은 기온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5">
            <text:p>75</text:p>
          </table:table-cell>
          <table:table-cell table:style-name="ce2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(2) 연습. `대갑` 소리. (3) 녹화. 여러 개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6">
            <text:p>76</text:p>
          </table:table-cell>
          <table:table-cell table:style-name="ce2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쿠하찌 : (1) 소리 내기. (2) 자유 연주. &lt;1&gt; 몇 개의 음표만 상용한 멜로디. &lt;2&gt; 그 멜로디를 반복함. &lt;3&gt; 단순한 하나의 멜로디 라인. &lt;4&gt; 각각 소리의 (a) 강함, 약함. (b) 비브라토의 유무, 정도. (c) 슬러의 유무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7">
            <text:p>77</text:p>
          </table:table-cell>
          <table:table-cell table:style-name="ce2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 table:number-columns-spanned="3" table:number-rows-spanned="1">
            <text:p>جنود. بعض جنود. </text:p>
            <text:p>dhunuwd[<text:a xlink:href="mailto:z@ol">z@ol</text:a>`nierski / baAd^[kilka / 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8">
            <text:p>78</text:p>
          </table:table-cell>
          <table:table-cell table:style-name="ce2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 table:number-columns-spanned="3" table:number-rows-spanned="1">
            <text:p>أنهم لقد قتلوا.</text:p>
            <text:p>annahom[one.pl / laqa-t[byl`y / qataluwa[zabici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9">
            <text:p>79</text:p>
          </table:table-cell>
          <table:table-cell table:style-name="ce2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ایه یاسو <text:s/>: نويسنده او حسد و گمان می زند.</text:p>
            <text:p>nuvisande-h[pisarz / h^aats[cunjecture.e / gyamaan[pomus`lec` / zand[?(mei-zand:hit.e)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0">
            <text:p>80</text:p>
          </table:table-cell>
          <table:table-cell table:style-name="ce2" table:formula="of:=[.B80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2" office:value-type="string" table:number-columns-spanned="3" table:number-rows-spanned="1">
            <text:p>परमेश्वर। ब्रहमांड।</text:p>
            <text:p>parmee-shwar[Boz@ / brah-maand[universe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1">
            <text:p>81</text:p>
          </table:table-cell>
          <table:table-cell table:style-name="ce2" table:formula="of:=[.B81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某个物质。该物质存在的期望值。使用波函数，可被表示为：∫(ψxψ*)dx. （a）在这里，假定的是，∫(ψψ*)dx = 1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2">
            <text:p>82</text:p>
          </table:table-cell>
          <table:table-cell table:style-name="ce2" table:formula="of:=[.B82]+1" office:value-type="float" office:value="11">
            <text:p>11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就是说，该空间里的所有的位置。这些位置上的概率密度。它的积分，就是，1。这个假定，被称为，`规格化`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3">
            <text:p>83</text:p>
          </table:table-cell>
          <table:table-cell table:style-name="ce2" table:formula="of:=[.B83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чера снова, у меня был только один прием пищи. (2) Кро'ме э'того, я съ'е&lt;je&gt;л[zjadl`em , несколько[kilka закусок[snacks.e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4">
            <text:p>84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5T10:56:46.62">
            <text:p>0125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Poniedziałek, dwudziesty czwarty stycznia. / Padał nie. Wiatr, prawie nie. Chmury. Niebo, błękitny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5">
            <text:p>85</text:p>
          </table:table-cell>
          <table:table-cell table:style-name="ce2" table:formula="of:=[.B85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Pozycja : Obaj najpierw na rogu małej działki na zachód basenu szkołu. (2) Obaj nie zeszli do ziemia. (3) Kuro : Kiedy przychodzi do ściany, przechodzi przez podcienie basenu, nie korzystanie ze ściany skierowanej na chodnik dla pieszych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6">
            <text:p>86</text:p>
          </table:table-cell>
          <table:table-cell table:style-name="ce2" table:formula="of:=[.B86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월요일. / 날씨, 맑은. / 구름. 바람, 거의 없어. / 기온, 낮은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7">
            <text:p>87</text:p>
          </table:table-cell>
          <table:table-cell table:style-name="ce2" table:formula="of:=[.B87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연습 : 슬러. `갑` 음으로, 두 번째의 구멍에서 일곱 번째 까지, 슬러으로 소리를 낸다. (2) `대갑` 소리. 입술의 근육은 힘을 넣지 않게 의를 향한다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8">
            <text:p>88</text:p>
          </table:table-cell>
          <table:table-cell table:style-name="ce2" table:formula="of:=[.B88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쿠하치 : (1) 소리 내기, 자유 연주. (2) 연습 : `갑` 소리 내기. &lt;1&gt; 구멍 : 1, 2, 3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9">
            <text:p>89</text:p>
          </table:table-cell>
          <table:table-cell table:style-name="ce2" table:formula="of:=[.B8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<text:span text:style-name="T2">بعد هذه معاناة تراجعوا</text:span></text:p>
            <text:p>after this suffering, they retreated.</text:p>
            <text:p>baAda[po.pl / hadzaah-i[ta.pl / muAAnaa[gotong.k / taraadhaaAU[retreat.e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90">
            <text:p>90</text:p>
          </table:table-cell>
          <table:table-cell table:style-name="ce2" table:formula="of:=[.B90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ایه یاسو <text:s/>: او توصيه شده. / موافقم. / او اين توصيه را پذيرفت</text:p>
            <text:p>toosiyee[chucheon / shodee[is---ed / muwoofaGam[dong-uihanda / padziyrooft[bad-adeul-yeossda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1">
            <text:p>91</text:p>
          </table:table-cell>
          <table:table-cell table:style-name="ce2" table:formula="of:=[.B91]+1" office:value-type="float" office:value="8">
            <text:p>8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2" office:value-type="string" table:number-columns-spanned="3" table:number-rows-spanned="1">
            <text:p>प्रार्थना / भगवान से प्रार्थना</text:p>
            <text:p>praa-rthana[gido.k / bhagwaan[boz@ / se[do / praa-rthana[modlitwa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2">
            <text:p>92</text:p>
          </table:table-cell>
          <table:table-cell table:style-name="ce2" table:formula="of:=[.B92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薛定谔方程。这条方程所表示的内容。内容之一。（a）波函数 ψ。对于这个 ψ，加上偏微分处理。（b）要是用位置 x 来偏微分，那就获得该物质的动量。正确的说，动量和定数的积。（2）同样，要是用时间 t 的话，就获得该物质的能量的全体。再次，正确的，能量和某种定数的积。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3">
            <text:p>93</text:p>
          </table:table-cell>
          <table:table-cell table:style-name="ce2" table:formula="of:=[.B93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о рту[ust.pl, здесь[here-and-there~2 и там, кожа[pibu.k порва'на[is-torn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4">
            <text:p>9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5">
            <text:p>9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6">
            <text:p>9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7">
            <text:p>9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8">
            <text:p>9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9">
            <text:p>9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00">
            <text:p>10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01">
            <text:p>10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02">
            <text:p>10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03">
            <text:p>10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04">
            <text:p>10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05">
            <text:p>10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06">
            <text:p>10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07">
            <text:p>10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08">
            <text:p>10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09">
            <text:p>10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25T12:11:23.55">
            <text:p>0125 <text:s/>1211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25T12:11:26.92">
            <text:p>0125 <text:s/>1211</text:p>
          </table:table-cell>
          <table:table-cell table:style-name="ce7" table:formula="of:=NOW()" office:value-type="date" office:date-value="2022-01-25T12:11:26.92">
            <text:p>0125 <text:s/>1211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25T12:11:26.92">
            <text:p>0125 <text:s/>1211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8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8"/>
          <table:table-cell table:number-columns-repeated="1011"/>
        </table:table-row>
        <table:table-row table:style-name="ro1">
          <table:table-cell table:number-columns-repeated="12"/>
          <table:table-cell table:style-name="ce18"/>
          <table:table-cell table:number-columns-repeated="1011"/>
        </table:table-row>
        <table:table-row table:style-name="ro1">
          <table:table-cell/>
          <table:table-cell table:number-columns-repeated="11"/>
          <table:table-cell table:style-name="ce1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8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8"/>
          <table:table-cell table:number-columns-repeated="1011"/>
        </table:table-row>
        <table:table-row table:style-name="ro22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8"/>
          <table:table-cell table:number-columns-repeated="1011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ndalus" svg:font-family="Andalus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5">2022/01/25</text:date>, <text:time>12:11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25T12:11:26.40</dc:date>
    <dc:creator>iwabuchi ken</dc:creator>
    <meta:editing-duration>P11DT18H24M34S</meta:editing-duration>
    <meta:editing-cycles>1692</meta:editing-cycles>
    <meta:generator>OpenOffice/4.1.3$Win32 OpenOffice.org_project/413m1$Build-9783</meta:generator>
    <meta:document-statistic meta:table-count="1" meta:cell-count="546" meta:object-count="0"/>
  </office:meta>
</office:document-meta>
</file>